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автоматизации голосового бота на основе транскрибированных фраз клиентов и создания модели, принимающей текст и возвращающей классы с вероятностями, необходимо выполнить ряд шагов. Вот примерный план действий:</text:p>
      <text:p text:style-name="Standard"/>
      <text:p text:style-name="Standard">1. Подготовка данных:</text:p>
      <text:p text:style-name="Standard"><text:s text:c="3"/>- Собрать и подготовить датасет транскрибированных фраз клиентов, включая текст и соответствующие им классы.</text:p>
      <text:p text:style-name="Standard"><text:s text:c="3"/>- Разделить датасет на обучающую, валидационную и тестовую выборки.</text:p>
      <text:p text:style-name="Standard"/>
      <text:p text:style-name="Standard">2. Предобработка текста:</text:p>
      <text:p text:style-name="Standard"><text:s text:c="3"/>- Преобразовать текст в числовой формат (например, в числовые векторы) для обработки моделью машинного обучения.</text:p>
      <text:p text:style-name="Standard"/>
      <text:p text:style-name="Standard">3. Построение модели:</text:p>
      <text:p text:style-name="Standard"><text:s text:c="3"/>- Использовать архитектуру нейронной сети (например, рекуррентную нейронную сеть или трансформер) для обучения.</text:p>
      <text:p text:style-name="Standard"><text:s text:c="3"/>- Добавить слои эмбеддинга для представления слов.</text:p>
      <text:p text:style-name="Standard"><text:s text:c="3"/>- Добавить слои для обработки текста и прогнозирования классов с вероятностями.</text:p>
      <text:p text:style-name="Standard"/>
      <text:p text:style-name="Standard">4. Обучение модели:</text:p>
      <text:p text:style-name="Standard"><text:s text:c="3"/>- Обучить модель на обучающем наборе данных, оптимизируя функцию потерь.</text:p>
      <text:p text:style-name="Standard"><text:s text:c="3"/>- Использовать валидационный набор данных для оценки производительности модели и предотвращения переобучения.</text:p>
      <text:p text:style-name="Standard"/>
      <text:p text:style-name="Standard">5. Оценка и тюнинг модели:</text:p>
      <text:p text:style-name="Standard"><text:s text:c="3"/>- Оценить производительность модели на тестовой выборке.</text:p>
      <text:p text:style-name="Standard"><text:s text:c="3"/>- Запустить тюнинг гиперпараметров модели для улучшения производительности.</text:p>
      <text:p text:style-name="Standard"/>
      <text:p text:style-name="Standard">6. Интеграция с голосовым ботом:</text:p>
      <text:p text:style-name="Standard"><text:s text:c="3"/>- Создать интерфейс для взаимодействия с текстом от пользователя.</text:p>
      <text:p text:style-name="Standard"><text:s text:c="3"/>- Интегрировать обученную модель в голосовой бот для обработки транскрибированных фраз клиентов.</text:p>
      <text:p text:style-name="Standard"/>
      <text:p text:style-name="Standard">7. Тестирование и деплой:</text:p>
      <text:p text:style-name="Standard"><text:s text:c="3"/>- Протестировать работу голосового бота с новой функциональностью.</text:p>
      <text:p text:style-name="Standard"><text:s text:c="3"/>- Запустить голосовой бот в реальных условиях и собирать обратную связь от пользователе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7:32:47.562859645</meta:creation-date>
    <dc:date>2024-03-29T17:33:35.174293825</dc:date>
    <meta:editing-duration>PT49S</meta:editing-duration>
    <meta:editing-cycles>1</meta:editing-cycles>
    <meta:document-statistic meta:table-count="0" meta:image-count="0" meta:object-count="0" meta:page-count="1" meta:paragraph-count="22" meta:word-count="201" meta:character-count="1578" meta:non-whitespace-character-count="1357"/>
    <meta:generator>LibreOffice/7.3.7.2$Linux_X86_64 LibreOffice_project/30$Build-2</meta:generator>
  </office:meta>
</office:document-meta>
</file>